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8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CTRL 1</text:p>
          </table:table-cell>
          <table:table-cell office:value-type="string">
            <text:p>Devoir 1</text:p>
          </table:table-cell>
          <table:table-cell office:value-type="string">
            <text:p>CTRL 2</text:p>
          </table:table-cell>
          <table:table-cell office:value-type="string">
            <text:p>CTRL3</text:p>
          </table:table-cell>
          <table:table-cell office:value-type="string">
            <text:p>Moyenne</text:p>
          </table:table-cell>
        </table:table-row>
        <table:table-row table:style-name="ro1">
          <table:table-cell office:value-type="string">
            <text:p>ALIX</text:p>
          </table:table-cell>
          <table:table-cell office:value-type="string">
            <text:p>Yoann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(2*[.C2]+[.D2]+2*[.E2]+2*[.F2])/7" office:value-type="float" office:value="9.42857142857143">
            <text:p>9.43</text:p>
          </table:table-cell>
        </table:table-row>
        <table:table-row table:style-name="ro1">
          <table:table-cell office:value-type="string">
            <text:p>BUSNOT</text:p>
          </table:table-cell>
          <table:table-cell office:value-type="string">
            <text:p>Corinne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2*[.C3]+[.D3]+2*[.E3]+2*[.F3])/7" office:value-type="float" office:value="11.4285714285714">
            <text:p>11.43</text:p>
          </table:table-cell>
        </table:table-row>
        <table:table-row table:style-name="ro1">
          <table:table-cell office:value-type="string">
            <text:p>DELAUTRE</text:p>
          </table:table-cell>
          <table:table-cell office:value-type="string">
            <text:p>Chloé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2*[.C4]+[.D4]+2*[.E4]+2*[.F4])/7" office:value-type="float" office:value="10.5714285714286">
            <text:p>10.57</text:p>
          </table:table-cell>
        </table:table-row>
        <table:table-row table:style-name="ro1">
          <table:table-cell office:value-type="string">
            <text:p>DUVAL</text:p>
          </table:table-cell>
          <table:table-cell office:value-type="string">
            <text:p>Sylvain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style-name="ce1" office:value-type="string">
            <text:p>Abs</text:p>
          </table:table-cell>
          <table:table-cell table:formula="of:=(2*[.C5]+[.D5]+2*[.E5])/5" office:value-type="float" office:value="9.6">
            <text:p>9.6</text:p>
          </table:table-cell>
        </table:table-row>
        <table:table-row table:style-name="ro1">
          <table:table-cell office:value-type="string">
            <text:p>DUVAL</text:p>
          </table:table-cell>
          <table:table-cell office:value-type="string">
            <text:p>Sandra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2*[.C6]+[.D6]+2*[.E6]+2*[.F6])/7" office:value-type="float" office:value="11.4285714285714">
            <text:p>11.43</text:p>
          </table:table-cell>
        </table:table-row>
        <table:table-row table:style-name="ro1">
          <table:table-cell office:value-type="string">
            <text:p>FLEURY</text:p>
          </table:table-cell>
          <table:table-cell office:value-type="string">
            <text:p>Brice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formula="of:=(2*[.C7]+[.D7]+2*[.E7]+2*[.F7])/7" office:value-type="float" office:value="9.42857142857143">
            <text:p>9.43</text:p>
          </table:table-cell>
        </table:table-row>
        <table:table-row table:style-name="ro1">
          <table:table-cell office:value-type="string">
            <text:p>GAUTIER</text:p>
          </table:table-cell>
          <table:table-cell office:value-type="string">
            <text:p>Sébastien</text:p>
          </table:table-cell>
          <table:table-cell office:value-type="float" office:value="8">
            <text:p>8</text:p>
          </table:table-cell>
          <table:table-cell table:style-name="ce1" office:value-type="string">
            <text:p>Abs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(2*[.C8]+2*[.E8]+2*[.F8])/6" office:value-type="float" office:value="12">
            <text:p>12</text:p>
          </table:table-cell>
        </table:table-row>
        <table:table-row table:style-name="ro1">
          <table:table-cell office:value-type="string">
            <text:p>LAGADEC</text:p>
          </table:table-cell>
          <table:table-cell office:value-type="string">
            <text:p>Anne-Claire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(2*[.C9]+[.D9]+2*[.E9]+2*[.F9])/7" office:value-type="float" office:value="8.57142857142857">
            <text:p>8.57</text:p>
          </table:table-cell>
        </table:table-row>
        <table:table-row table:style-name="ro1">
          <table:table-cell office:value-type="string">
            <text:p>LAMY</text:p>
          </table:table-cell>
          <table:table-cell office:value-type="string">
            <text:p>Sophi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(2*[.C10]+[.D10]+2*[.E10]+2*[.F10])/7" office:value-type="float" office:value="9.42857142857143">
            <text:p>9.43</text:p>
          </table:table-cell>
        </table:table-row>
        <table:table-row table:style-name="ro1">
          <table:table-cell office:value-type="string">
            <text:p>LE</text:p>
          </table:table-cell>
          <table:table-cell office:value-type="string">
            <text:p>Thi</text:p>
          </table:table-cell>
          <table:table-cell office:value-type="float" office:value="8">
            <text:p>8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2*[.C11]+[.D11]+2*[.E11]+2*[.F11])/7" office:value-type="float" office:value="12">
            <text:p>12</text:p>
          </table:table-cell>
        </table:table-row>
        <table:table-row table:style-name="ro1">
          <table:table-cell office:value-type="string">
            <text:p>LE GLAUNEC</text:p>
          </table:table-cell>
          <table:table-cell office:value-type="string">
            <text:p>Adele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(2*[.C12]+[.D12]+2*[.E12]+2*[.F12])/7" office:value-type="float" office:value="10.8571428571429">
            <text:p>10.86</text:p>
          </table:table-cell>
        </table:table-row>
        <table:table-row table:style-name="ro1">
          <table:table-cell office:value-type="string">
            <text:p>LEGUILLON</text:p>
          </table:table-cell>
          <table:table-cell office:value-type="string">
            <text:p>Julie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(2*[.C13]+[.D13]+2*[.E13]+2*[.F13])/7" office:value-type="float" office:value="11.2857142857143">
            <text:p>11.29</text:p>
          </table:table-cell>
        </table:table-row>
        <table:table-row table:style-name="ro1">
          <table:table-cell office:value-type="string">
            <text:p>LEPIETRE</text:p>
          </table:table-cell>
          <table:table-cell office:value-type="string">
            <text:p>Blandine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style-name="ce1" office:value-type="string">
            <text:p>Abs </text:p>
          </table:table-cell>
          <table:table-cell office:value-type="float" office:value="12">
            <text:p>12</text:p>
          </table:table-cell>
          <table:table-cell table:formula="of:=(2*[.C14]+[.D14]+2*[.F14])/5" office:value-type="float" office:value="10">
            <text:p>10</text:p>
          </table:table-cell>
        </table:table-row>
        <table:table-row table:style-name="ro1">
          <table:table-cell office:value-type="string">
            <text:p>LIOEDDINE</text:p>
          </table:table-cell>
          <table:table-cell office:value-type="string">
            <text:p>Mohamed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formula="of:=(2*[.C15]+[.D15]+2*[.E15]+2*[.F15])/7" office:value-type="float" office:value="11.7142857142857">
            <text:p>11.71</text:p>
          </table:table-cell>
        </table:table-row>
        <table:table-row table:style-name="ro1">
          <table:table-cell office:value-type="string">
            <text:p>MENNIER</text:p>
          </table:table-cell>
          <table:table-cell office:value-type="string">
            <text:p>Maud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2*[.C16]+[.D16]+2*[.E16]+2*[.F16])/7" office:value-type="float" office:value="10.4285714285714">
            <text:p>10.43</text:p>
          </table:table-cell>
        </table:table-row>
        <table:table-row table:style-name="ro1">
          <table:table-cell office:value-type="string">
            <text:p>METTE</text:p>
          </table:table-cell>
          <table:table-cell office:value-type="string">
            <text:p>Christelle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2*[.C17]+[.D17]+2*[.E17]+2*[.F17])/7" office:value-type="float" office:value="12.7142857142857">
            <text:p>12.71</text:p>
          </table:table-cell>
        </table:table-row>
        <table:table-row table:style-name="ro1">
          <table:table-cell office:value-type="string">
            <text:p>MICHEL</text:p>
          </table:table-cell>
          <table:table-cell office:value-type="string">
            <text:p>Elodie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2*[.C18]+[.D18]+2*[.E18]+2*[.F18])/7" office:value-type="float" office:value="10.2857142857143">
            <text:p>10.29</text:p>
          </table:table-cell>
        </table:table-row>
        <table:table-row table:style-name="ro1">
          <table:table-cell office:value-type="string">
            <text:p>MICHEL</text:p>
          </table:table-cell>
          <table:table-cell office:value-type="string">
            <text:p>Valentin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(2*[.C19]+[.D19]+2*[.E19]+2*[.F19])/7" office:value-type="float" office:value="9.14285714285714">
            <text:p>9.14</text:p>
          </table:table-cell>
        </table:table-row>
        <table:table-row table:style-name="ro1">
          <table:table-cell office:value-type="string">
            <text:p>MONTAGNE</text:p>
          </table:table-cell>
          <table:table-cell office:value-type="string">
            <text:p>Anthony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(2*[.C20]+[.D20]+2*[.E20]+2*[.F20])/7" office:value-type="float" office:value="12">
            <text:p>12</text:p>
          </table:table-cell>
        </table:table-row>
        <table:table-row table:style-name="ro1">
          <table:table-cell office:value-type="string">
            <text:p>ROBERGE</text:p>
          </table:table-cell>
          <table:table-cell office:value-type="string">
            <text:p>Magali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(2*[.C21]+[.D21]+2*[.E21]+2*[.F21])/7" office:value-type="float" office:value="11.1428571428571">
            <text:p>11.14</text:p>
          </table:table-cell>
        </table:table-row>
        <table:table-row table:style-name="ro1">
          <table:table-cell office:value-type="string">
            <text:p>ROUXEL</text:p>
          </table:table-cell>
          <table:table-cell office:value-type="string">
            <text:p>Marc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2*[.C22]+[.D22]+2*[.E22]+2*[.F22])/7" office:value-type="float" office:value="8.57142857142857">
            <text:p>8.57</text:p>
          </table:table-cell>
        </table:table-row>
        <table:table-row table:style-name="ro1">
          <table:table-cell office:value-type="string">
            <text:p>VOISIN</text:p>
          </table:table-cell>
          <table:table-cell office:value-type="string">
            <text:p>Aurélie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(2*[.C23]+[.D23]+2*[.E23]+2*[.F23])/7" office:value-type="float" office:value="8.42857142857143">
            <text:p>8.4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oyenne</text:p>
          </table:table-cell>
          <table:table-cell/>
          <table:table-cell table:formula="of:=AVERAGE([.C2:.C23])" office:value-type="float" office:value="6.95454545454545">
            <text:p>6.95</text:p>
          </table:table-cell>
          <table:table-cell table:formula="of:=AVERAGE([.D2:.D23])" office:value-type="float" office:value="14">
            <text:p>14</text:p>
          </table:table-cell>
          <table:table-cell table:formula="of:=AVERAGE([.E2:.E23])" office:value-type="float" office:value="9.76190476190476">
            <text:p>9.76</text:p>
          </table:table-cell>
          <table:table-cell table:formula="of:=AVERAGE([.F2:.F23])" office:value-type="float" office:value="13.1428571428571">
            <text:p>13.14</text:p>
          </table:table-cell>
          <table:table-cell table:style-name="ce2" table:formula="of:=AVERAGE([.G2:.G23])" office:value-type="float" office:value="10.4753246753247">
            <text:p>10.5</text:p>
          </table:table-cell>
        </table:table-row>
        <table:table-row table:style-name="ro1">
          <table:table-cell office:value-type="string">
            <text:p>Note la Plus Basse</text:p>
          </table:table-cell>
          <table:table-cell/>
          <table:table-cell table:formula="of:=MIN([.C2:.C23])" office:value-type="float" office:value="4">
            <text:p>4</text:p>
          </table:table-cell>
          <table:table-cell table:formula="of:=MIN([.D2:.D23])" office:value-type="float" office:value="8">
            <text:p>8</text:p>
          </table:table-cell>
          <table:table-cell table:formula="of:=MIN([.E2:.E23])" office:value-type="float" office:value="6">
            <text:p>6</text:p>
          </table:table-cell>
          <table:table-cell table:formula="of:=MIN([.F2:.F23])" office:value-type="float" office:value="8">
            <text:p>8</text:p>
          </table:table-cell>
          <table:table-cell table:formula="of:=MIN([.G2:.G23])" office:value-type="float" office:value="8.42857142857143">
            <text:p>8.43</text:p>
          </table:table-cell>
        </table:table-row>
        <table:table-row table:style-name="ro1">
          <table:table-cell office:value-type="string">
            <text:p>Note la plus haute</text:p>
          </table:table-cell>
          <table:table-cell/>
          <table:table-cell table:formula="of:=MAX([.C2:.C23])" office:value-type="float" office:value="11">
            <text:p>11</text:p>
          </table:table-cell>
          <table:table-cell table:formula="of:=MAX([.D2:.D23])" office:value-type="float" office:value="18">
            <text:p>18</text:p>
          </table:table-cell>
          <table:table-cell table:formula="of:=MAX([.E2:.E23])" office:value-type="float" office:value="14">
            <text:p>14</text:p>
          </table:table-cell>
          <table:table-cell table:formula="of:=MAX([.F2:.F23])" office:value-type="float" office:value="18">
            <text:p>18</text:p>
          </table:table-cell>
          <table:table-cell table:formula="of:=MAX([.G2:.G23])" office:value-type="float" office:value="12.7142857142857">
            <text:p>12.7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ombre de notes &gt;10</text:p>
          </table:table-cell>
          <table:table-cell/>
          <table:table-cell table:formula="of:=COUNTIF([.C2:.C23];&quot;&gt;10&quot;)" office:value-type="float" office:value="3">
            <text:p>3</text:p>
          </table:table-cell>
          <table:table-cell table:formula="of:=COUNTIF([.D2:.D23];&quot;&gt;10&quot;)" office:value-type="float" office:value="16">
            <text:p>16</text:p>
          </table:table-cell>
          <table:table-cell table:formula="of:=COUNTIF([.E2:.E23];&quot;&gt;10&quot;)" office:value-type="float" office:value="7">
            <text:p>7</text:p>
          </table:table-cell>
          <table:table-cell table:formula="of:=COUNTIF([.F2:.F23];&quot;&gt;10&quot;)" office:value-type="float" office:value="16">
            <text:p>16</text:p>
          </table:table-cell>
          <table:table-cell table:formula="of:=COUNTIF([.G2:.G23];&quot;&gt;10&quot;)" office:value-type="float" office:value="13">
            <text:p>13</text:p>
          </table:table-cell>
        </table:table-row>
        <table:table-row table:style-name="ro1">
          <table:table-cell office:value-type="string">
            <text:p>Nombre de notes &lt;=8</text:p>
          </table:table-cell>
          <table:table-cell/>
          <table:table-cell table:formula="of:=COUNTIF([.C2:.C23];&quot;&lt;=8&quot;)" office:value-type="float" office:value="17">
            <text:p>17</text:p>
          </table:table-cell>
          <table:table-cell table:formula="of:=COUNTIF([.D2:.D23];&quot;&lt;=8&quot;)" office:value-type="float" office:value="3">
            <text:p>3</text:p>
          </table:table-cell>
          <table:table-cell table:formula="of:=COUNTIF([.E2:.E23];&quot;&lt;=8&quot;)" office:value-type="float" office:value="5">
            <text:p>5</text:p>
          </table:table-cell>
          <table:table-cell table:formula="of:=COUNTIF([.F2:.F23];&quot;&lt;=8&quot;)" office:value-type="float" office:value="1">
            <text:p>1</text:p>
          </table:table-cell>
          <table:table-cell table:formula="of:=COUNTIF([.G2:.G23];&quot;&lt;=8&quot;)" office:value-type="float" office:value="0">
            <text:p>0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>
            <draw:frame table:end-cell-address="Feuille2.I35" table:end-x="2.235cm" table:end-y="0.426cm" draw:z-index="0" draw:style-name="gr1" svg:width="20.29cm" svg:height="15.715cm" svg:x="0.01cm" svg:y="0.006cm">
              <draw:object draw:notify-on-update-of-ranges="Feuille1.A2:Feuille1.A23 Feuille1.G1:Feuille1.G1 Feuille1.G2:Feuille1.G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>
            <draw:frame table:end-cell-address="Feuille3.I35" table:end-x="2.234cm" table:end-y="0.451cm" draw:z-index="0" draw:style-name="gr1" svg:width="20.298cm" svg:height="15.745cm" svg:x="0.001cm" svg:y="0.001cm">
              <draw:object draw:notify-on-update-of-ranges="Feuille1.C1:Feuille1.G1 Feuille1.A22:Feuille1.A22 Feuille1.C22:Feuille1.G22 Feuille1.A25:Feuille1.A25 Feuille1.C25:Feuille1.G25 Feuille1.A26:Feuille1.A26 Feuille1.C26:Feuille1.G26 Feuille1.A27:Feuille1.A27 Feuille1.C27:Feuille1.G2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database-ranges>
        <table:database-range table:target-range-address="Feuille1.A2:Feuille1.B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6">26/11/2011</text:date>, <text:time>14:1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Dominique Lachiver</meta:initial-creator>
    <meta:creation-date>2005-11-27T09:22:28</meta:creation-date>
    <dc:creator>Silver </dc:creator>
    <dc:date>2011-11-26T14:14:55</dc:date>
    <dc:language>fr-FR</dc:language>
    <meta:editing-cycles>7</meta:editing-cycles>
    <meta:editing-duration>PT01H27M30S</meta:editing-duration>
    <meta:document-statistic meta:table-count="3" meta:cell-count="19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graphic-properties draw:fill="none" draw:fill-color="#e6e6e6"/>
      <style:text-properties fo:color="#000000" fo:font-size="8pt" fo:font-weight="bold" style:font-size-asian="8pt" style:font-size-complex="8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true" chart:data-label-symbol="fals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fo:font-weight="bold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true" chart:data-label-symbol="false"/>
      <style:graphic-properties draw:fill-color="#9999cc"/>
      <style:text-properties fo:font-size="10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91cm" svg:height="15.716cm" xlink:href=".." chart:class="chart:bar" chart:style-name="ch1">
        <chart:title svg:x="8.782cm" svg:y="0.315cm" chart:style-name="ch2">
          <text:p>1er trimestre</text:p>
        </chart:title>
        <chart:legend chart:legend-position="end" svg:x="17.882cm" svg:y="0.342cm" chart:style-name="ch3"/>
        <chart:plot-area chart:style-name="ch4" table:cell-range-address="Feuille1.A2:Feuille1.A23 Feuille1.G1:Feuille1.G23" chart:data-source-has-labels="both" svg:x="0.405cm" svg:y="1.132cm" svg:width="17.157cm" svg:height="13.956cm">
          <chart:axis chart:dimension="x" chart:name="primary-x" chart:style-name="ch5">
            <chart:categories table:cell-range-address="Feuille1.A2:Feuille1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G2:Feuille1.G23" chart:label-cell-address="Feuille1.G1:Feuille1.G1" chart:class="chart:bar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G1:Feuille1.G1">Moyenne</text:p>
              </table:table-cell>
            </table:table-row>
          </table:table-header-rows>
          <table:table-rows>
            <table:table-row>
              <table:table-cell office:value-type="string">
                <text:p text:id="Feuille1.A2:Feuille1.A23">ALIX</text:p>
              </table:table-cell>
              <table:table-cell office:value-type="float" office:value="9.42857142857143">
                <text:p text:id="Feuille1.G2:Feuille1.G23">9.42857142857143</text:p>
              </table:table-cell>
            </table:table-row>
            <table:table-row>
              <table:table-cell office:value-type="string">
                <text:p>BUSNOT</text:p>
              </table:table-cell>
              <table:table-cell office:value-type="float" office:value="11.4285714285714">
                <text:p>11.4285714285714</text:p>
              </table:table-cell>
            </table:table-row>
            <table:table-row>
              <table:table-cell office:value-type="string">
                <text:p>DELAUTRE</text:p>
              </table:table-cell>
              <table:table-cell office:value-type="float" office:value="10.5714285714286">
                <text:p>10.5714285714286</text:p>
              </table:table-cell>
            </table:table-row>
            <table:table-row>
              <table:table-cell office:value-type="string">
                <text:p>DUVAL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DUVAL</text:p>
              </table:table-cell>
              <table:table-cell office:value-type="float" office:value="11.4285714285714">
                <text:p>11.4285714285714</text:p>
              </table:table-cell>
            </table:table-row>
            <table:table-row>
              <table:table-cell office:value-type="string">
                <text:p>FLEURY</text:p>
              </table:table-cell>
              <table:table-cell office:value-type="float" office:value="9.42857142857143">
                <text:p>9.42857142857143</text:p>
              </table:table-cell>
            </table:table-row>
            <table:table-row>
              <table:table-cell office:value-type="string">
                <text:p>GAUTIER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AGADEC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string">
                <text:p>LAMY</text:p>
              </table:table-cell>
              <table:table-cell office:value-type="float" office:value="9.42857142857143">
                <text:p>9.42857142857143</text:p>
              </table:table-cell>
            </table:table-row>
            <table:table-row>
              <table:table-cell office:value-type="string">
                <text:p>L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E GLAUNEC</text:p>
              </table:table-cell>
              <table:table-cell office:value-type="float" office:value="10.8571428571429">
                <text:p>10.8571428571429</text:p>
              </table:table-cell>
            </table:table-row>
            <table:table-row>
              <table:table-cell office:value-type="string">
                <text:p>LEGUILLON</text:p>
              </table:table-cell>
              <table:table-cell office:value-type="float" office:value="11.2857142857143">
                <text:p>11.2857142857143</text:p>
              </table:table-cell>
            </table:table-row>
            <table:table-row>
              <table:table-cell office:value-type="string">
                <text:p>LEPIETR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LIOEDDINE</text:p>
              </table:table-cell>
              <table:table-cell office:value-type="float" office:value="11.7142857142857">
                <text:p>11.7142857142857</text:p>
              </table:table-cell>
            </table:table-row>
            <table:table-row>
              <table:table-cell office:value-type="string">
                <text:p>MENNIER</text:p>
              </table:table-cell>
              <table:table-cell office:value-type="float" office:value="10.4285714285714">
                <text:p>10.4285714285714</text:p>
              </table:table-cell>
            </table:table-row>
            <table:table-row>
              <table:table-cell office:value-type="string">
                <text:p>METTE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string">
                <text:p>MICHEL</text:p>
              </table:table-cell>
              <table:table-cell office:value-type="float" office:value="10.2857142857143">
                <text:p>10.2857142857143</text:p>
              </table:table-cell>
            </table:table-row>
            <table:table-row>
              <table:table-cell office:value-type="string">
                <text:p>MICHEL</text:p>
              </table:table-cell>
              <table:table-cell office:value-type="float" office:value="9.14285714285714">
                <text:p>9.14285714285714</text:p>
              </table:table-cell>
            </table:table-row>
            <table:table-row>
              <table:table-cell office:value-type="string">
                <text:p>MONTAGN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BERGE</text:p>
              </table:table-cell>
              <table:table-cell office:value-type="float" office:value="11.1428571428571">
                <text:p>11.1428571428571</text:p>
              </table:table-cell>
            </table:table-row>
            <table:table-row>
              <table:table-cell office:value-type="string">
                <text:p>ROUXEL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string">
                <text:p>VOISIN</text:p>
              </table:table-cell>
              <table:table-cell office:value-type="float" office:value="8.42857142857143">
                <text:p>8.428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fill="solid" draw:fill-color="#ccccff"/>
      <style:text-properties fo:font-size="8pt" fo:font-weight="bold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fo:font-weight="bold" style:font-size-asian="8pt" style:font-size-complex="8pt"/>
    </style:style>
    <style:style style:name="ch6" style:family="chart" style:data-style-name="N0">
      <style:chart-properties chart:symbol-type="none" chart:data-label-number="value" chart:data-label-text="false" chart:data-label-symbol="false"/>
      <style:graphic-properties svg:stroke-width="0.088cm" svg:stroke-color="#9999cc" draw:fill-color="#9999cc"/>
      <style:text-properties fo:font-size="6pt" style:font-size-asian="6pt" style:font-size-complex="6pt"/>
    </style:style>
    <style:style style:name="ch7" style:family="chart" style:data-style-name="N0">
      <style:chart-properties chart:symbol-type="none" chart:data-label-number="value" chart:data-label-text="false" chart:data-label-symbol="false"/>
      <style:graphic-properties draw:stroke="dash" draw:stroke-dash="Ultrafine_20_Dashed" svg:stroke-width="0.088cm" svg:stroke-color="#c5000b" draw:fill-color="#c5000b"/>
      <style:text-properties fo:font-size="6pt" style:font-size-asian="6pt" style:font-size-complex="6pt"/>
    </style:style>
    <style:style style:name="ch8" style:family="chart" style:data-style-name="N0">
      <style:chart-properties chart:symbol-type="none" chart:data-label-number="value" chart:data-label-text="false" chart:data-label-symbol="false"/>
      <style:graphic-properties draw:stroke="dash" draw:stroke-dash="Fine_20_Dotted" svg:stroke-width="0.088cm" svg:stroke-color="#0084d1" draw:fill-color="#0084d1"/>
      <style:text-properties fo:font-size="6pt" style:font-size-asian="6pt" style:font-size-complex="6pt"/>
    </style:style>
    <style:style style:name="ch9" style:family="chart">
      <style:graphic-properties draw:stroke="solid" draw:fill="solid" draw:fill-color="#ccccff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99cm" svg:height="15.746cm" xlink:href=".." chart:class="chart:line" chart:style-name="ch1">
        <chart:title svg:x="8.125cm" svg:y="0.314cm" chart:style-name="ch2">
          <text:p>Profil de Rouxel</text:p>
        </chart:title>
        <chart:legend chart:legend-position="end" svg:x="16.651cm" svg:y="7.029cm" chart:style-name="ch3"/>
        <chart:plot-area chart:style-name="ch4" table:cell-range-address="Feuille1.C1:Feuille1.G1 Feuille1.A22:Feuille1.A22 Feuille1.C22:Feuille1.G22 Feuille1.A25:Feuille1.A27 Feuille1.C25:Feuille1.G27" chart:data-source-has-labels="both" svg:x="0.405cm" svg:y="1.211cm" svg:width="15.842cm" svg:height="13.907cm">
          <chart:axis chart:dimension="x" chart:name="primary-x" chart:style-name="ch5">
            <chart:categories table:cell-range-address="Feuille1.C1:Feuille1.G1"/>
          </chart:axis>
          <chart:axis chart:dimension="y" chart:name="primary-y" chart:style-name="ch5">
            <chart:grid chart:class="major"/>
          </chart:axis>
          <chart:series chart:style-name="ch6" chart:values-cell-range-address="Feuille1.C22:Feuille1.G22" chart:label-cell-address="Feuille1.A22:Feuille1.A22" chart:class="chart:line">
            <chart:data-point chart:repeated="5"/>
          </chart:series>
          <chart:series chart:style-name="ch7" chart:values-cell-range-address="Feuille1.C25:Feuille1.G25" chart:label-cell-address="Feuille1.A25:Feuille1.A25" chart:class="chart:line">
            <chart:data-point chart:repeated="5"/>
          </chart:series>
          <chart:series chart:style-name="ch8" chart:values-cell-range-address="Feuille1.C26:Feuille1.G26" chart:label-cell-address="Feuille1.A26:Feuille1.A26" chart:class="chart:line">
            <chart:data-point chart:repeated="5"/>
          </chart:series>
          <chart:series chart:style-name="ch8" chart:values-cell-range-address="Feuille1.C27:Feuille1.G27" chart:label-cell-address="Feuille1.A27:Feuille1.A27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C1:Feuille1.G1">CTRL 1</text:p>
              </table:table-cell>
              <table:table-cell office:value-type="string">
                <text:p>Devoir 1</text:p>
              </table:table-cell>
              <table:table-cell office:value-type="string">
                <text:p>CTRL 2</text:p>
              </table:table-cell>
              <table:table-cell office:value-type="string">
                <text:p>CTRL3</text:p>
              </table:table-cell>
              <table:table-cell office:value-type="string">
                <text:p>Moyenne</text:p>
              </table:table-cell>
            </table:table-row>
          </table:table-header-rows>
          <table:table-rows>
            <table:table-row>
              <table:table-cell office:value-type="string">
                <text:p text:id="Feuille1.A22:Feuille1.A22">ROUXEL</text:p>
              </table:table-cell>
              <table:table-cell office:value-type="float" office:value="4">
                <text:p text:id="Feuille1.C22:Feuille1.G22">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string">
                <text:p text:id="Feuille1.A25:Feuille1.A25">Moyenne</text:p>
              </table:table-cell>
              <table:table-cell office:value-type="float" office:value="6.95454545454545">
                <text:p text:id="Feuille1.C25:Feuille1.G25">6.95454545454545</text:p>
              </table:table-cell>
              <table:table-cell office:value-type="float" office:value="14">
                <text:p>14</text:p>
              </table:table-cell>
              <table:table-cell office:value-type="float" office:value="9.76190476190476">
                <text:p>9.76190476190476</text:p>
              </table:table-cell>
              <table:table-cell office:value-type="float" office:value="13.1428571428571">
                <text:p>13.1428571428571</text:p>
              </table:table-cell>
              <table:table-cell office:value-type="float" office:value="10.4753246753247">
                <text:p>10.4753246753247</text:p>
              </table:table-cell>
            </table:table-row>
            <table:table-row>
              <table:table-cell office:value-type="string">
                <text:p text:id="Feuille1.A26:Feuille1.A26">Note la Plus Basse</text:p>
              </table:table-cell>
              <table:table-cell office:value-type="float" office:value="4">
                <text:p text:id="Feuille1.C26:Feuille1.G26">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string">
                <text:p text:id="Feuille1.A27:Feuille1.A27">Note la plus haute</text:p>
              </table:table-cell>
              <table:table-cell office:value-type="float" office:value="11">
                <text:p text:id="Feuille1.C27:Feuille1.G27">11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2.7142857142857">
                <text:p>12.71428571428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